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4690"/>
    </style:style>
    <style:style style:name="T1" style:family="text">
      <style:text-properties fo:font-weight="bold"/>
    </style:style>
    <style:style style:name="T2" style:family="text">
      <style:text-properties officeooo:rsid="001046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 </text:span>Если каждому наблюдению из одной <text:span text:style-name="T1">выборки</text:span> соответствует одно и только одно наблюдение из другой, то такие <text:span text:style-name="T1">выборки</text:span> называются <text:span text:style-name="T1">зависимыми</text:span>. Если это условие не выполняется, то <text:span text:style-name="T1">выборки</text:span> <text:span text:style-name="T1">независимы</text:span>.</text:p>
      <text:p text:style-name="Standard"/>
      <text:p text:style-name="P1"><text:span text:style-name="T2">2. </text:span><text:span text:style-name="T1">Критерии</text:span> делятся на два типа– <text:span text:style-name="T1">параметрические</text:span> и <text:span text:style-name="T1">непараметрические</text:span>. <text:span text:style-name="T1">Параметрические</text:span> <text:span text:style-name="T1">критерии</text:span> – <text:span text:style-name="T1">критерии</text:span>, основанные на оценке параметров распределения, к которым относятся среднее арифметическое, среднеквадратическое отклонение, дисперсия. <text:span text:style-name="T1">Они</text:span> применимы только в том случае, если численные данные подчиняются нормальному распределению.</text:p>
      <text:p text:style-name="P1"/>
      <text:p text:style-name="P1"><text:span text:style-name="T2">2.1 </text:span><text:span text:style-name="T1">Непараметрические</text:span> методы широко <text:span text:style-name="T1">используются</text:span> для изучения популяций, которые принимают ранжированный порядок (например, обзоры фильмов, которые могут получать от одной до четырех звезд). Использование <text:span text:style-name="T1">непараметрических</text:span> методов может быть необходимым, когда данные имеют ранжирование, но не имеют ясной численной интерпретации, например, при оценке предпочтений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6:52:31.468057211</meta:creation-date>
    <dc:date>2021-11-30T16:56:18.723247460</dc:date>
    <meta:editing-duration>PT3M50S</meta:editing-duration>
    <meta:editing-cycles>1</meta:editing-cycles>
    <meta:document-statistic meta:table-count="0" meta:image-count="0" meta:object-count="0" meta:page-count="1" meta:paragraph-count="3" meta:word-count="108" meta:character-count="896" meta:non-whitespace-character-count="790"/>
    <meta:generator>LibreOffice/6.4.7.2$Linux_X86_64 LibreOffice_project/40$Build-2</meta:generator>
  </office:meta>
</office:document-meta>
</file>